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3ed4d" officeooo:paragraph-rsid="0003ed4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3ed4d" officeooo:paragraph-rsid="0003ed4d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style="normal" fo:font-weight="normal" officeooo:rsid="0003ed4d" officeooo:paragraph-rsid="0003ed4d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text-properties fo:font-size="16pt" fo:font-style="italic" fo:font-weight="normal" officeooo:rsid="0003ed4d" officeooo:paragraph-rsid="0003ed4d" style:font-size-asian="14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7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er un fichier dans la bibliothèque</text:p>
      <text:p text:style-name="P1"/>
      <text:p text:style-name="P2">Description : un membre peut proposer une oeuvre à la bibliothèque</text:p>
      <text:p text:style-name="P2"/>
      <text:p text:style-name="P2">Contrainte : être membre de la bibliothèque</text:p>
      <text:p text:style-name="P2"/>
      <text:p text:style-name="P2">étapes:</text:p>
      <text:p text:style-name="P2"/>
      <text:p text:style-name="P2">1. Le membre <text:span text:style-name="T1">se connect</text:span> à son compte avec ses coordonnées (courriel + mdp).</text:p>
      <text:p text:style-name="P2">2. Le membre <text:span text:style-name="T1">scanne</text:span> son oeuvre ou <text:span text:style-name="T1">suggère </text:span>une oeuvre </text:p>
      <text:p text:style-name="P2">3. Le membre <text:span text:style-name="T1">propose l’oeuvre. (scanné ou suggéré).</text:span></text:p>
      <text:p text:style-name="P2">4. L’oeuvre <text:span text:style-name="T1">est soumise</text:span> à l’administration par l’application.</text:p>
      <text:p text:style-name="P2">5. Le/la bibliothécaire <text:span text:style-name="T1">Vérifie </text:span>L’oeuvre.</text:p>
      <text:p text:style-name="P2">6. <text:s/>Le/la bibliothécaire <text:span text:style-name="T2">soit réfuse soit valide l’oeuvre.</text:span></text:p>
      <text:p text:style-name="P3">7. <text:s/>Le/la bibliothécaire <text:span text:style-name="T1">saisis </text:span>le status de l’oeuvre (domaine publique ou non).</text:p>
      <text:p text:style-name="P3">8. L’oeuvre <text:span text:style-name="T1">devient</text:span> accéssible <text:span text:style-name="T3">grâce à l’application.</text:span></text:p>
      <text:p text:style-name="P4"/>
      <text:p text:style-name="P3">Cas d’erreur : l’<text:span text:style-name="T4">oeuvre proposé est refusé (scannée ou suggéré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6-21T15:22:33.792164413</meta:creation-date>
    <meta:generator>LibreOffice/25.2.6.2$Linux_X86_64 LibreOffice_project/520$Build-2</meta:generator>
    <dc:date>2025-10-13T16:16:00.795404339</dc:date>
    <meta:editing-duration>PT27S</meta:editing-duration>
    <meta:editing-cycles>1</meta:editing-cycles>
    <meta:document-statistic meta:table-count="0" meta:image-count="0" meta:object-count="0" meta:page-count="1" meta:paragraph-count="13" meta:word-count="107" meta:character-count="692" meta:non-whitespace-character-count="595"/>
  </office:meta>
</office:document-meta>
</file>